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fo:font-size="16pt" fo:font-weight="bold" officeooo:rsid="001c6cef" officeooo:paragraph-rsid="001c6cef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margin-top="0.201cm" fo:margin-bottom="0.201cm" loext:contextual-spacing="false"/>
      <style:text-properties fo:font-size="12pt" fo:font-weight="normal" officeooo:rsid="001c6cef" officeooo:paragraph-rsid="001c6cef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top="0.201cm" fo:margin-bottom="0.201cm" loext:contextual-spacing="false"/>
      <style:text-properties fo:font-size="12pt" fo:font-weight="normal" officeooo:rsid="001d020f" officeooo:paragraph-rsid="001d020f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top="0.201cm" fo:margin-bottom="0.201cm" loext:contextual-spacing="false"/>
      <style:text-properties fo:font-size="12pt" fo:font-weight="normal" officeooo:rsid="001d020f" officeooo:paragraph-rsid="0021d9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201cm" fo:margin-bottom="0.201cm" loext:contextual-spacing="false"/>
      <style:text-properties fo:font-size="16pt" fo:font-weight="bold" officeooo:rsid="001c99f5" officeooo:paragraph-rsid="001c99f5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margin-top="0.201cm" fo:margin-bottom="0.201cm" loext:contextual-spacing="false"/>
      <style:text-properties style:font-name="Liberation Serif" fo:font-size="12pt" officeooo:paragraph-rsid="001c6cef" style:font-size-asian="12pt" style:font-size-complex="12pt"/>
    </style:style>
    <style:style style:name="P7" style:family="paragraph" style:parent-style-name="Standard" style:list-style-name="L1" style:master-page-name="">
      <loext:graphic-properties draw:fill="none"/>
      <style:paragraph-properties fo:margin-left="1.199cm" fo:margin-right="0cm" fo:margin-top="0.201cm" fo:margin-bottom="0.201cm" loext:contextual-spacing="false" fo:text-indent="-0.6cm" style:auto-text-indent="false" style:page-number="auto" fo:background-color="transparent"/>
      <style:text-properties fo:font-size="12pt" fo:font-weight="normal" officeooo:rsid="001d020f" officeooo:paragraph-rsid="0021d93d" style:font-size-asian="10.5pt" style:font-weight-asian="normal" style:font-size-complex="12pt" style:font-weight-complex="normal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margin-top="0.201cm" fo:margin-bottom="0.201cm" loext:contextual-spacing="false" fo:text-indent="-0.6cm" style:auto-text-indent="false" style:page-number="auto" fo:background-color="transparent"/>
      <style:text-properties fo:font-size="16pt" fo:font-weight="bold" officeooo:rsid="001d020f" officeooo:paragraph-rsid="0021d93d" style:font-size-asian="16pt" style:font-weight-asian="bold" style:font-size-complex="16pt" style:font-weight-complex="bold"/>
    </style:style>
    <style:style style:name="T1" style:family="text">
      <style:text-properties fo:font-weight="normal" officeooo:rsid="001c6cef" style:font-weight-asian="normal" style:font-weight-complex="normal"/>
    </style:style>
    <style:style style:name="T2" style:family="text">
      <style:text-properties fo:font-weight="normal" officeooo:rsid="001d020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S SRS :-</text:p>
      <text:list xml:id="list617558045" text:style-name="L1">
        <text:list-item>
          <text:p text:style-name="P2">In this they specified many topis which are not much important for our project . For example some contents like software safety etc.</text:p>
        </text:list-item>
        <text:list-item>
          <text:p text:style-name="P2">The specification of the project and the progress is explained in a decent manner.</text:p>
        </text:list-item>
        <text:list-item>
          <text:p text:style-name="P2"><text:s/>They listed many topics . This will lead to clutter to the reader.</text:p>
        </text:list-item>
      </text:list>
      <text:p text:style-name="P5">BMW SRS :-</text:p>
      <text:list xml:id="list84059964423379" text:continue-numbering="true" text:style-name="L1">
        <text:list-item>
          <text:p text:style-name="P6"><text:span text:style-name="T2">They used </text:span><text:span text:style-name="T1">IEEE Std 830 - </text:span>1998 for SRS </text:p>
        </text:list-item>
        <text:list-item>
          <text:p text:style-name="P3">The format is more specific and very clear to understand about the project </text:p>
        </text:list-item>
        <text:list-item>
          <text:p text:style-name="P4">The format has no indexing .</text:p>
          <text:p text:style-name="P8">IEEE:-</text:p>
        </text:list-item>
        <text:list-item>
          <text:p text:style-name="P7">Its Document format has too many specifications which can be integrated and an abstract model would suffice the requirements.</text:p>
        </text:list-item>
        <text:list-item>
          <text:p text:style-name="P4">Safety requirements and Business rules may be omitted comsidering the scope of the<text:line-break/>project.<text:line-break/>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01:05.296999765</meta:creation-date>
    <dc:date>2019-01-31T08:40:59.496289125</dc:date>
    <meta:editing-duration>PT14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8" meta:character-count="675" meta:non-whitespace-character-count="564"/>
  </office:meta>
</office:document-meta>
</file>